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1.8mm" svg:y="21.18mm">
            <draw:object draw:notify-on-update-of-ranges="Sheet1.E2:Sheet1.E99 Sheet1.B2:Sheet1.B99 Sheet1.C2:Sheet1.C99 Sheet1.B2:Sheet1.B99 Sheet1.D2:Sheet1.D99 Sheet1.E2:Sheet1.E99 Sheet1.B2:Sheet1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lassicWalk</text:p>
          </table:table-cell>
          <table:table-cell office:value-type="string" calcext:value-type="string">
            <text:p>NoReturnWalk</text:p>
          </table:table-cell>
          <table:table-cell office:value-type="string" calcext:value-type="string">
            <text:p>UniquePathWal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0.8" calcext:value-type="float">
            <text:p>200,8</text:p>
          </table:table-cell>
          <table:table-cell office:value-type="float" office:value="271.6" calcext:value-type="float">
            <text:p>271,6</text:p>
          </table:table-cell>
          <table:table-cell office:value-type="float" office:value="261.6" calcext:value-type="float">
            <text:p>261,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8.4" calcext:value-type="float">
            <text:p>298,4</text:p>
          </table:table-cell>
          <table:table-cell office:value-type="float" office:value="459.6" calcext:value-type="float">
            <text:p>459,6</text:p>
          </table:table-cell>
          <table:table-cell office:value-type="float" office:value="442.8" calcext:value-type="float">
            <text:p>442,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7.2" calcext:value-type="float">
            <text:p>397,2</text:p>
          </table:table-cell>
          <table:table-cell office:value-type="float" office:value="642.6" calcext:value-type="float">
            <text:p>642,6</text:p>
          </table:table-cell>
          <table:table-cell office:value-type="float" office:value="664.2" calcext:value-type="float">
            <text:p>664,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7.2" calcext:value-type="float">
            <text:p>497,2</text:p>
          </table:table-cell>
          <table:table-cell office:value-type="float" office:value="827.2" calcext:value-type="float">
            <text:p>827,2</text:p>
          </table:table-cell>
          <table:table-cell office:value-type="float" office:value="871.2" calcext:value-type="float">
            <text:p>871,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2.6" calcext:value-type="float">
            <text:p>592,6</text:p>
          </table:table-cell>
          <table:table-cell office:value-type="float" office:value="1010" calcext:value-type="float">
            <text:p>1010</text:p>
          </table:table-cell>
          <table:table-cell office:value-type="float" office:value="1114.8" calcext:value-type="float">
            <text:p>1114,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1.2" calcext:value-type="float">
            <text:p>681,2</text:p>
          </table:table-cell>
          <table:table-cell office:value-type="float" office:value="1178.8" calcext:value-type="float">
            <text:p>1178,8</text:p>
          </table:table-cell>
          <table:table-cell office:value-type="float" office:value="1357.2" calcext:value-type="float">
            <text:p>1357,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1390.8" calcext:value-type="float">
            <text:p>1390,8</text:p>
          </table:table-cell>
          <table:table-cell office:value-type="float" office:value="1618.4" calcext:value-type="float">
            <text:p>1618,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1596.8" calcext:value-type="float">
            <text:p>1596,8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94.2" calcext:value-type="float">
            <text:p>994,2</text:p>
          </table:table-cell>
          <table:table-cell office:value-type="float" office:value="1774.8" calcext:value-type="float">
            <text:p>1774,8</text:p>
          </table:table-cell>
          <table:table-cell office:value-type="float" office:value="2137.8" calcext:value-type="float">
            <text:p>2137,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79.6" calcext:value-type="float">
            <text:p>1079,6</text:p>
          </table:table-cell>
          <table:table-cell office:value-type="float" office:value="1931.2" calcext:value-type="float">
            <text:p>1931,2</text:p>
          </table:table-cell>
          <table:table-cell office:value-type="float" office:value="2385.2" calcext:value-type="float">
            <text:p>2385,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72.8" calcext:value-type="float">
            <text:p>1172,8</text:p>
          </table:table-cell>
          <table:table-cell office:value-type="float" office:value="2144.6" calcext:value-type="float">
            <text:p>2144,6</text:p>
          </table:table-cell>
          <table:table-cell office:value-type="float" office:value="2685.4" calcext:value-type="float">
            <text:p>2685,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66.8" calcext:value-type="float">
            <text:p>1266,8</text:p>
          </table:table-cell>
          <table:table-cell office:value-type="float" office:value="2343.6" calcext:value-type="float">
            <text:p>2343,6</text:p>
          </table:table-cell>
          <table:table-cell office:value-type="float" office:value="2971.2" calcext:value-type="float">
            <text:p>2971,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64.6" calcext:value-type="float">
            <text:p>1364,6</text:p>
          </table:table-cell>
          <table:table-cell office:value-type="float" office:value="2507.6" calcext:value-type="float">
            <text:p>2507,6</text:p>
          </table:table-cell>
          <table:table-cell office:value-type="float" office:value="3244.6" calcext:value-type="float">
            <text:p>3244,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73.6" calcext:value-type="float">
            <text:p>1473,6</text:p>
          </table:table-cell>
          <table:table-cell office:value-type="float" office:value="2668.4" calcext:value-type="float">
            <text:p>2668,4</text:p>
          </table:table-cell>
          <table:table-cell office:value-type="float" office:value="3524.4" calcext:value-type="float">
            <text:p>3524,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68.8" calcext:value-type="float">
            <text:p>1568,8</text:p>
          </table:table-cell>
          <table:table-cell office:value-type="float" office:value="2835.2" calcext:value-type="float">
            <text:p>2835,2</text:p>
          </table:table-cell>
          <table:table-cell office:value-type="float" office:value="3796.4" calcext:value-type="float">
            <text:p>3796,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53.6" calcext:value-type="float">
            <text:p>1653,6</text:p>
          </table:table-cell>
          <table:table-cell office:value-type="float" office:value="3003.6" calcext:value-type="float">
            <text:p>3003,6</text:p>
          </table:table-cell>
          <table:table-cell office:value-type="float" office:value="4120.8" calcext:value-type="float">
            <text:p>4120,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42.4" calcext:value-type="float">
            <text:p>1742,4</text:p>
          </table:table-cell>
          <table:table-cell office:value-type="float" office:value="3186.6" calcext:value-type="float">
            <text:p>3186,6</text:p>
          </table:table-cell>
          <table:table-cell office:value-type="float" office:value="4407.8" calcext:value-type="float">
            <text:p>4407,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26" calcext:value-type="float">
            <text:p>1826</text:p>
          </table:table-cell>
          <table:table-cell office:value-type="float" office:value="3351.2" calcext:value-type="float">
            <text:p>3351,2</text:p>
          </table:table-cell>
          <table:table-cell office:value-type="float" office:value="4724.4" calcext:value-type="float">
            <text:p>4724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47.6" calcext:value-type="float">
            <text:p>1947,6</text:p>
          </table:table-cell>
          <table:table-cell office:value-type="float" office:value="3535.4" calcext:value-type="float">
            <text:p>3535,4</text:p>
          </table:table-cell>
          <table:table-cell office:value-type="float" office:value="4995.2" calcext:value-type="float">
            <text:p>4995,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68.8" calcext:value-type="float">
            <text:p>2068,8</text:p>
          </table:table-cell>
          <table:table-cell office:value-type="float" office:value="3781.6" calcext:value-type="float">
            <text:p>3781,6</text:p>
          </table:table-cell>
          <table:table-cell office:value-type="float" office:value="5292.8" calcext:value-type="float">
            <text:p>5292,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61.8" calcext:value-type="float">
            <text:p>2161,8</text:p>
          </table:table-cell>
          <table:table-cell office:value-type="float" office:value="4005.6" calcext:value-type="float">
            <text:p>4005,6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84.4" calcext:value-type="float">
            <text:p>2184,4</text:p>
          </table:table-cell>
          <table:table-cell office:value-type="float" office:value="4200" calcext:value-type="float">
            <text:p>4200</text:p>
          </table:table-cell>
          <table:table-cell office:value-type="float" office:value="5942.4" calcext:value-type="float">
            <text:p>5942,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71.6" calcext:value-type="float">
            <text:p>2271,6</text:p>
          </table:table-cell>
          <table:table-cell office:value-type="float" office:value="4391.6" calcext:value-type="float">
            <text:p>4391,6</text:p>
          </table:table-cell>
          <table:table-cell office:value-type="float" office:value="6288.4" calcext:value-type="float">
            <text:p>6288,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64" calcext:value-type="float">
            <text:p>2364</text:p>
          </table:table-cell>
          <table:table-cell office:value-type="float" office:value="4563.2" calcext:value-type="float">
            <text:p>4563,2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459.6" calcext:value-type="float">
            <text:p>2459,6</text:p>
          </table:table-cell>
          <table:table-cell office:value-type="float" office:value="4732" calcext:value-type="float">
            <text:p>4732</text:p>
          </table:table-cell>
          <table:table-cell office:value-type="float" office:value="6995.4" calcext:value-type="float">
            <text:p>6995,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538.8" calcext:value-type="float">
            <text:p>2538,8</text:p>
          </table:table-cell>
          <table:table-cell office:value-type="float" office:value="4945.2" calcext:value-type="float">
            <text:p>4945,2</text:p>
          </table:table-cell>
          <table:table-cell office:value-type="float" office:value="7345.6" calcext:value-type="float">
            <text:p>7345,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648.6" calcext:value-type="float">
            <text:p>2648,6</text:p>
          </table:table-cell>
          <table:table-cell office:value-type="float" office:value="5148.6" calcext:value-type="float">
            <text:p>5148,6</text:p>
          </table:table-cell>
          <table:table-cell office:value-type="float" office:value="7667.8" calcext:value-type="float">
            <text:p>7667,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768.4" calcext:value-type="float">
            <text:p>2768,4</text:p>
          </table:table-cell>
          <table:table-cell office:value-type="float" office:value="5319.2" calcext:value-type="float">
            <text:p>5319,2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86.8" calcext:value-type="float">
            <text:p>2886,8</text:p>
          </table:table-cell>
          <table:table-cell office:value-type="float" office:value="5415.8" calcext:value-type="float">
            <text:p>5415,8</text:p>
          </table:table-cell>
          <table:table-cell office:value-type="float" office:value="8230.2" calcext:value-type="float">
            <text:p>8230,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021.2" calcext:value-type="float">
            <text:p>3021,2</text:p>
          </table:table-cell>
          <table:table-cell office:value-type="float" office:value="5599.2" calcext:value-type="float">
            <text:p>5599,2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125" calcext:value-type="float">
            <text:p>3125</text:p>
          </table:table-cell>
          <table:table-cell office:value-type="float" office:value="5809.2" calcext:value-type="float">
            <text:p>5809,2</text:p>
          </table:table-cell>
          <table:table-cell office:value-type="float" office:value="8896" calcext:value-type="float">
            <text:p>889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168.8" calcext:value-type="float">
            <text:p>3168,8</text:p>
          </table:table-cell>
          <table:table-cell office:value-type="float" office:value="6034" calcext:value-type="float">
            <text:p>6034</text:p>
          </table:table-cell>
          <table:table-cell office:value-type="float" office:value="9236.4" calcext:value-type="float">
            <text:p>9236,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37" calcext:value-type="float">
            <text:p>3237</text:p>
          </table:table-cell>
          <table:table-cell office:value-type="float" office:value="6247.2" calcext:value-type="float">
            <text:p>6247,2</text:p>
          </table:table-cell>
          <table:table-cell office:value-type="float" office:value="9733.4" calcext:value-type="float">
            <text:p>9733,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348" calcext:value-type="float">
            <text:p>3348</text:p>
          </table:table-cell>
          <table:table-cell office:value-type="float" office:value="6468.4" calcext:value-type="float">
            <text:p>6468,4</text:p>
          </table:table-cell>
          <table:table-cell office:value-type="float" office:value="10155.6" calcext:value-type="float">
            <text:p>10155,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433.8" calcext:value-type="float">
            <text:p>3433,8</text:p>
          </table:table-cell>
          <table:table-cell office:value-type="float" office:value="6679" calcext:value-type="float">
            <text:p>6679</text:p>
          </table:table-cell>
          <table:table-cell office:value-type="float" office:value="10625.4" calcext:value-type="float">
            <text:p>10625,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555.6" calcext:value-type="float">
            <text:p>3555,6</text:p>
          </table:table-cell>
          <table:table-cell office:value-type="float" office:value="6841.2" calcext:value-type="float">
            <text:p>6841,2</text:p>
          </table:table-cell>
          <table:table-cell office:value-type="float" office:value="11039.6" calcext:value-type="float">
            <text:p>11039,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90" calcext:value-type="float">
            <text:p>3690</text:p>
          </table:table-cell>
          <table:table-cell office:value-type="float" office:value="7021" calcext:value-type="float">
            <text:p>7021</text:p>
          </table:table-cell>
          <table:table-cell office:value-type="float" office:value="11470.6" calcext:value-type="float">
            <text:p>11470,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790.4" calcext:value-type="float">
            <text:p>3790,4</text:p>
          </table:table-cell>
          <table:table-cell office:value-type="float" office:value="7250.4" calcext:value-type="float">
            <text:p>7250,4</text:p>
          </table:table-cell>
          <table:table-cell office:value-type="float" office:value="11989.6" calcext:value-type="float">
            <text:p>11989,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858.2" calcext:value-type="float">
            <text:p>3858,2</text:p>
          </table:table-cell>
          <table:table-cell office:value-type="float" office:value="7443.6" calcext:value-type="float">
            <text:p>7443,6</text:p>
          </table:table-cell>
          <table:table-cell office:value-type="float" office:value="12449.4" calcext:value-type="float">
            <text:p>12449,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971.6" calcext:value-type="float">
            <text:p>3971,6</text:p>
          </table:table-cell>
          <table:table-cell office:value-type="float" office:value="7615.6" calcext:value-type="float">
            <text:p>7615,6</text:p>
          </table:table-cell>
          <table:table-cell office:value-type="float" office:value="12866" calcext:value-type="float">
            <text:p>1286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043.8" calcext:value-type="float">
            <text:p>4043,8</text:p>
          </table:table-cell>
          <table:table-cell office:value-type="float" office:value="7778" calcext:value-type="float">
            <text:p>7778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112.8" calcext:value-type="float">
            <text:p>4112,8</text:p>
          </table:table-cell>
          <table:table-cell office:value-type="float" office:value="7985.6" calcext:value-type="float">
            <text:p>7985,6</text:p>
          </table:table-cell>
          <table:table-cell office:value-type="float" office:value="13530.8" calcext:value-type="float">
            <text:p>13530,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57.4" calcext:value-type="float">
            <text:p>4157,4</text:p>
          </table:table-cell>
          <table:table-cell office:value-type="float" office:value="8166.8" calcext:value-type="float">
            <text:p>8166,8</text:p>
          </table:table-cell>
          <table:table-cell office:value-type="float" office:value="13931" calcext:value-type="float">
            <text:p>1393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275.2" calcext:value-type="float">
            <text:p>4275,2</text:p>
          </table:table-cell>
          <table:table-cell office:value-type="float" office:value="8422.4" calcext:value-type="float">
            <text:p>8422,4</text:p>
          </table:table-cell>
          <table:table-cell office:value-type="float" office:value="14318.4" calcext:value-type="float">
            <text:p>14318,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357.8" calcext:value-type="float">
            <text:p>4357,8</text:p>
          </table:table-cell>
          <table:table-cell office:value-type="float" office:value="8662.2" calcext:value-type="float">
            <text:p>8662,2</text:p>
          </table:table-cell>
          <table:table-cell office:value-type="float" office:value="14758.6" calcext:value-type="float">
            <text:p>14758,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448.4" calcext:value-type="float">
            <text:p>4448,4</text:p>
          </table:table-cell>
          <table:table-cell office:value-type="float" office:value="8868" calcext:value-type="float">
            <text:p>8868</text:p>
          </table:table-cell>
          <table:table-cell office:value-type="float" office:value="15194.4" calcext:value-type="float">
            <text:p>15194,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555.6" calcext:value-type="float">
            <text:p>4555,6</text:p>
          </table:table-cell>
          <table:table-cell office:value-type="float" office:value="9062.2" calcext:value-type="float">
            <text:p>9062,2</text:p>
          </table:table-cell>
          <table:table-cell office:value-type="float" office:value="15665.2" calcext:value-type="float">
            <text:p>15665,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66.4" calcext:value-type="float">
            <text:p>4666,4</text:p>
          </table:table-cell>
          <table:table-cell office:value-type="float" office:value="9316.8" calcext:value-type="float">
            <text:p>9316,8</text:p>
          </table:table-cell>
          <table:table-cell office:value-type="float" office:value="16062" calcext:value-type="float">
            <text:p>1606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773.4" calcext:value-type="float">
            <text:p>4773,4</text:p>
          </table:table-cell>
          <table:table-cell office:value-type="float" office:value="9579.2" calcext:value-type="float">
            <text:p>9579,2</text:p>
          </table:table-cell>
          <table:table-cell office:value-type="float" office:value="16606.2" calcext:value-type="float">
            <text:p>16606,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878.4" calcext:value-type="float">
            <text:p>4878,4</text:p>
          </table:table-cell>
          <table:table-cell office:value-type="float" office:value="9746.8" calcext:value-type="float">
            <text:p>9746,8</text:p>
          </table:table-cell>
          <table:table-cell office:value-type="float" office:value="17030.4" calcext:value-type="float">
            <text:p>17030,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973.4" calcext:value-type="float">
            <text:p>4973,4</text:p>
          </table:table-cell>
          <table:table-cell office:value-type="float" office:value="9931.6" calcext:value-type="float">
            <text:p>9931,6</text:p>
          </table:table-cell>
          <table:table-cell office:value-type="float" office:value="17690.6" calcext:value-type="float">
            <text:p>17690,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083.2" calcext:value-type="float">
            <text:p>5083,2</text:p>
          </table:table-cell>
          <table:table-cell office:value-type="float" office:value="10038.4" calcext:value-type="float">
            <text:p>10038,4</text:p>
          </table:table-cell>
          <table:table-cell office:value-type="float" office:value="18062.4" calcext:value-type="float">
            <text:p>18062,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165.2" calcext:value-type="float">
            <text:p>5165,2</text:p>
          </table:table-cell>
          <table:table-cell office:value-type="float" office:value="10164.8" calcext:value-type="float">
            <text:p>10164,8</text:p>
          </table:table-cell>
          <table:table-cell office:value-type="float" office:value="18285" calcext:value-type="float">
            <text:p>182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250.8" calcext:value-type="float">
            <text:p>5250,8</text:p>
          </table:table-cell>
          <table:table-cell office:value-type="float" office:value="10311.2" calcext:value-type="float">
            <text:p>10311,2</text:p>
          </table:table-cell>
          <table:table-cell office:value-type="float" office:value="18570.4" calcext:value-type="float">
            <text:p>18570,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366" calcext:value-type="float">
            <text:p>5366</text:p>
          </table:table-cell>
          <table:table-cell office:value-type="float" office:value="10508.4" calcext:value-type="float">
            <text:p>10508,4</text:p>
          </table:table-cell>
          <table:table-cell office:value-type="float" office:value="18838" calcext:value-type="float">
            <text:p>1883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478.8" calcext:value-type="float">
            <text:p>5478,8</text:p>
          </table:table-cell>
          <table:table-cell office:value-type="float" office:value="10676.8" calcext:value-type="float">
            <text:p>10676,8</text:p>
          </table:table-cell>
          <table:table-cell office:value-type="float" office:value="19210.4" calcext:value-type="float">
            <text:p>19210,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80.2" calcext:value-type="float">
            <text:p>5580,2</text:p>
          </table:table-cell>
          <table:table-cell office:value-type="float" office:value="10899.2" calcext:value-type="float">
            <text:p>10899,2</text:p>
          </table:table-cell>
          <table:table-cell office:value-type="float" office:value="19620.6" calcext:value-type="float">
            <text:p>19620,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668.4" calcext:value-type="float">
            <text:p>5668,4</text:p>
          </table:table-cell>
          <table:table-cell office:value-type="float" office:value="11060.8" calcext:value-type="float">
            <text:p>11060,8</text:p>
          </table:table-cell>
          <table:table-cell office:value-type="float" office:value="19998.4" calcext:value-type="float">
            <text:p>19998,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736.8" calcext:value-type="float">
            <text:p>5736,8</text:p>
          </table:table-cell>
          <table:table-cell office:value-type="float" office:value="11217.4" calcext:value-type="float">
            <text:p>11217,4</text:p>
          </table:table-cell>
          <table:table-cell office:value-type="float" office:value="20574.8" calcext:value-type="float">
            <text:p>20574,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816.4" calcext:value-type="float">
            <text:p>5816,4</text:p>
          </table:table-cell>
          <table:table-cell office:value-type="float" office:value="11300.4" calcext:value-type="float">
            <text:p>11300,4</text:p>
          </table:table-cell>
          <table:table-cell office:value-type="float" office:value="20990.8" calcext:value-type="float">
            <text:p>20990,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884.4" calcext:value-type="float">
            <text:p>5884,4</text:p>
          </table:table-cell>
          <table:table-cell office:value-type="float" office:value="11427.6" calcext:value-type="float">
            <text:p>11427,6</text:p>
          </table:table-cell>
          <table:table-cell office:value-type="float" office:value="21476.6" calcext:value-type="float">
            <text:p>21476,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927.6" calcext:value-type="float">
            <text:p>5927,6</text:p>
          </table:table-cell>
          <table:table-cell office:value-type="float" office:value="11516.4" calcext:value-type="float">
            <text:p>11516,4</text:p>
          </table:table-cell>
          <table:table-cell office:value-type="float" office:value="21826.8" calcext:value-type="float">
            <text:p>21826,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988.2" calcext:value-type="float">
            <text:p>5988,2</text:p>
          </table:table-cell>
          <table:table-cell office:value-type="float" office:value="11686.6" calcext:value-type="float">
            <text:p>11686,6</text:p>
          </table:table-cell>
          <table:table-cell office:value-type="float" office:value="22264.4" calcext:value-type="float">
            <text:p>22264,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040" calcext:value-type="float">
            <text:p>6040</text:p>
          </table:table-cell>
          <table:table-cell office:value-type="float" office:value="11889.6" calcext:value-type="float">
            <text:p>11889,6</text:p>
          </table:table-cell>
          <table:table-cell office:value-type="float" office:value="22721.2" calcext:value-type="float">
            <text:p>22721,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175.4" calcext:value-type="float">
            <text:p>6175,4</text:p>
          </table:table-cell>
          <table:table-cell office:value-type="float" office:value="12120.6" calcext:value-type="float">
            <text:p>12120,6</text:p>
          </table:table-cell>
          <table:table-cell office:value-type="float" office:value="23062.4" calcext:value-type="float">
            <text:p>23062,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260.4" calcext:value-type="float">
            <text:p>6260,4</text:p>
          </table:table-cell>
          <table:table-cell office:value-type="float" office:value="12404" calcext:value-type="float">
            <text:p>12404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366.6" calcext:value-type="float">
            <text:p>6366,6</text:p>
          </table:table-cell>
          <table:table-cell office:value-type="float" office:value="12645" calcext:value-type="float">
            <text:p>12645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507.6" calcext:value-type="float">
            <text:p>6507,6</text:p>
          </table:table-cell>
          <table:table-cell office:value-type="float" office:value="12877.2" calcext:value-type="float">
            <text:p>12877,2</text:p>
          </table:table-cell>
          <table:table-cell office:value-type="float" office:value="24810.4" calcext:value-type="float">
            <text:p>24810,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578.6" calcext:value-type="float">
            <text:p>6578,6</text:p>
          </table:table-cell>
          <table:table-cell office:value-type="float" office:value="13068" calcext:value-type="float">
            <text:p>13068</text:p>
          </table:table-cell>
          <table:table-cell office:value-type="float" office:value="25487.4" calcext:value-type="float">
            <text:p>25487,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691.2" calcext:value-type="float">
            <text:p>6691,2</text:p>
          </table:table-cell>
          <table:table-cell office:value-type="float" office:value="13296" calcext:value-type="float">
            <text:p>13296</text:p>
          </table:table-cell>
          <table:table-cell office:value-type="float" office:value="26132" calcext:value-type="float">
            <text:p>2613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759.4" calcext:value-type="float">
            <text:p>6759,4</text:p>
          </table:table-cell>
          <table:table-cell office:value-type="float" office:value="13536.6" calcext:value-type="float">
            <text:p>13536,6</text:p>
          </table:table-cell>
          <table:table-cell office:value-type="float" office:value="26757.6" calcext:value-type="float">
            <text:p>26757,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802" calcext:value-type="float">
            <text:p>6802</text:p>
          </table:table-cell>
          <table:table-cell office:value-type="float" office:value="13808.4" calcext:value-type="float">
            <text:p>13808,4</text:p>
          </table:table-cell>
          <table:table-cell office:value-type="float" office:value="27025.2" calcext:value-type="float">
            <text:p>27025,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24" calcext:value-type="float">
            <text:p>6824</text:p>
          </table:table-cell>
          <table:table-cell office:value-type="float" office:value="14023.8" calcext:value-type="float">
            <text:p>14023,8</text:p>
          </table:table-cell>
          <table:table-cell office:value-type="float" office:value="27394.6" calcext:value-type="float">
            <text:p>27394,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914.4" calcext:value-type="float">
            <text:p>6914,4</text:p>
          </table:table-cell>
          <table:table-cell office:value-type="float" office:value="14226" calcext:value-type="float">
            <text:p>14226</text:p>
          </table:table-cell>
          <table:table-cell office:value-type="float" office:value="27766" calcext:value-type="float">
            <text:p>2776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964.8" calcext:value-type="float">
            <text:p>6964,8</text:p>
          </table:table-cell>
          <table:table-cell office:value-type="float" office:value="14378" calcext:value-type="float">
            <text:p>14378</text:p>
          </table:table-cell>
          <table:table-cell office:value-type="float" office:value="28194" calcext:value-type="float">
            <text:p>2819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010.8" calcext:value-type="float">
            <text:p>7010,8</text:p>
          </table:table-cell>
          <table:table-cell office:value-type="float" office:value="14539.6" calcext:value-type="float">
            <text:p>14539,6</text:p>
          </table:table-cell>
          <table:table-cell office:value-type="float" office:value="28792.8" calcext:value-type="float">
            <text:p>28792,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096.8" calcext:value-type="float">
            <text:p>7096,8</text:p>
          </table:table-cell>
          <table:table-cell office:value-type="float" office:value="14652.4" calcext:value-type="float">
            <text:p>14652,4</text:p>
          </table:table-cell>
          <table:table-cell office:value-type="float" office:value="29267" calcext:value-type="float">
            <text:p>2926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093.6" calcext:value-type="float">
            <text:p>7093,6</text:p>
          </table:table-cell>
          <table:table-cell office:value-type="float" office:value="14809.2" calcext:value-type="float">
            <text:p>14809,2</text:p>
          </table:table-cell>
          <table:table-cell office:value-type="float" office:value="29656.8" calcext:value-type="float">
            <text:p>29656,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7218.6" calcext:value-type="float">
            <text:p>7218,6</text:p>
          </table:table-cell>
          <table:table-cell office:value-type="float" office:value="14963.6" calcext:value-type="float">
            <text:p>14963,6</text:p>
          </table:table-cell>
          <table:table-cell office:value-type="float" office:value="30072.4" calcext:value-type="float">
            <text:p>30072,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329.2" calcext:value-type="float">
            <text:p>7329,2</text:p>
          </table:table-cell>
          <table:table-cell office:value-type="float" office:value="15176.8" calcext:value-type="float">
            <text:p>15176,8</text:p>
          </table:table-cell>
          <table:table-cell office:value-type="float" office:value="30685.6" calcext:value-type="float">
            <text:p>30685,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390.6" calcext:value-type="float">
            <text:p>7390,6</text:p>
          </table:table-cell>
          <table:table-cell office:value-type="float" office:value="15516.8" calcext:value-type="float">
            <text:p>15516,8</text:p>
          </table:table-cell>
          <table:table-cell office:value-type="float" office:value="31305.4" calcext:value-type="float">
            <text:p>31305,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412.8" calcext:value-type="float">
            <text:p>7412,8</text:p>
          </table:table-cell>
          <table:table-cell office:value-type="float" office:value="15781.2" calcext:value-type="float">
            <text:p>15781,2</text:p>
          </table:table-cell>
          <table:table-cell office:value-type="float" office:value="31882.4" calcext:value-type="float">
            <text:p>31882,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576.4" calcext:value-type="float">
            <text:p>7576,4</text:p>
          </table:table-cell>
          <table:table-cell office:value-type="float" office:value="16063" calcext:value-type="float">
            <text:p>16063</text:p>
          </table:table-cell>
          <table:table-cell office:value-type="float" office:value="32361.8" calcext:value-type="float">
            <text:p>32361,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616.8" calcext:value-type="float">
            <text:p>7616,8</text:p>
          </table:table-cell>
          <table:table-cell office:value-type="float" office:value="16272.8" calcext:value-type="float">
            <text:p>16272,8</text:p>
          </table:table-cell>
          <table:table-cell office:value-type="float" office:value="33219.2" calcext:value-type="float">
            <text:p>33219,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672.4" calcext:value-type="float">
            <text:p>7672,4</text:p>
          </table:table-cell>
          <table:table-cell office:value-type="float" office:value="16466.4" calcext:value-type="float">
            <text:p>16466,4</text:p>
          </table:table-cell>
          <table:table-cell office:value-type="float" office:value="33828.8" calcext:value-type="float">
            <text:p>33828,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780.4" calcext:value-type="float">
            <text:p>7780,4</text:p>
          </table:table-cell>
          <table:table-cell office:value-type="float" office:value="16679.6" calcext:value-type="float">
            <text:p>16679,6</text:p>
          </table:table-cell>
          <table:table-cell office:value-type="float" office:value="34510.4" calcext:value-type="float">
            <text:p>34510,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46.6" calcext:value-type="float">
            <text:p>7846,6</text:p>
          </table:table-cell>
          <table:table-cell office:value-type="float" office:value="16831.4" calcext:value-type="float">
            <text:p>16831,4</text:p>
          </table:table-cell>
          <table:table-cell office:value-type="float" office:value="34554.8" calcext:value-type="float">
            <text:p>34554,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56.8" calcext:value-type="float">
            <text:p>7956,8</text:p>
          </table:table-cell>
          <table:table-cell office:value-type="float" office:value="17007.6" calcext:value-type="float">
            <text:p>17007,6</text:p>
          </table:table-cell>
          <table:table-cell office:value-type="float" office:value="34910.4" calcext:value-type="float">
            <text:p>34910,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82.8" calcext:value-type="float">
            <text:p>8082,8</text:p>
          </table:table-cell>
          <table:table-cell office:value-type="float" office:value="17144.6" calcext:value-type="float">
            <text:p>17144,6</text:p>
          </table:table-cell>
          <table:table-cell office:value-type="float" office:value="35708.8" calcext:value-type="float">
            <text:p>35708,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281.2" calcext:value-type="float">
            <text:p>8281,2</text:p>
          </table:table-cell>
          <table:table-cell office:value-type="float" office:value="17270.8" calcext:value-type="float">
            <text:p>17270,8</text:p>
          </table:table-cell>
          <table:table-cell office:value-type="float" office:value="36304.4" calcext:value-type="float">
            <text:p>36304,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409.2" calcext:value-type="float">
            <text:p>8409,2</text:p>
          </table:table-cell>
          <table:table-cell office:value-type="float" office:value="17455.6" calcext:value-type="float">
            <text:p>17455,6</text:p>
          </table:table-cell>
          <table:table-cell office:value-type="float" office:value="36829.6" calcext:value-type="float">
            <text:p>36829,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539.2" calcext:value-type="float">
            <text:p>8539,2</text:p>
          </table:table-cell>
          <table:table-cell office:value-type="float" office:value="17541.6" calcext:value-type="float">
            <text:p>17541,6</text:p>
          </table:table-cell>
          <table:table-cell office:value-type="float" office:value="37249.6" calcext:value-type="float">
            <text:p>37249,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611.2" calcext:value-type="float">
            <text:p>8611,2</text:p>
          </table:table-cell>
          <table:table-cell office:value-type="float" office:value="17762" calcext:value-type="float">
            <text:p>17762</text:p>
          </table:table-cell>
          <table:table-cell office:value-type="float" office:value="37872.4" calcext:value-type="float">
            <text:p>37872,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660.8" calcext:value-type="float">
            <text:p>8660,8</text:p>
          </table:table-cell>
          <table:table-cell office:value-type="float" office:value="17996.8" calcext:value-type="float">
            <text:p>17996,8</text:p>
          </table:table-cell>
          <table:table-cell office:value-type="float" office:value="38475.6" calcext:value-type="float">
            <text:p>38475,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719.2" calcext:value-type="float">
            <text:p>8719,2</text:p>
          </table:table-cell>
          <table:table-cell office:value-type="float" office:value="18140.2" calcext:value-type="float">
            <text:p>18140,2</text:p>
          </table:table-cell>
          <table:table-cell office:value-type="float" office:value="39257.2" calcext:value-type="float">
            <text:p>39257,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839.2" calcext:value-type="float">
            <text:p>8839,2</text:p>
          </table:table-cell>
          <table:table-cell office:value-type="float" office:value="18249.6" calcext:value-type="float">
            <text:p>18249,6</text:p>
          </table:table-cell>
          <table:table-cell office:value-type="float" office:value="40320.8" calcext:value-type="float">
            <text:p>40320,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976.2" calcext:value-type="float">
            <text:p>8976,2</text:p>
          </table:table-cell>
          <table:table-cell office:value-type="float" office:value="18456.2" calcext:value-type="float">
            <text:p>18456,2</text:p>
          </table:table-cell>
          <table:table-cell office:value-type="float" office:value="40720.6" calcext:value-type="float">
            <text:p>4072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23:28:26.080889930</meta:creation-date>
    <dc:date>2021-03-22T00:41:43.653638099</dc:date>
    <meta:editing-duration>PT2S</meta:editing-duration>
    <meta:editing-cycles>1</meta:editing-cycles>
    <meta:document-statistic meta:table-count="1" meta:cell-count="3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Comparaison des marches aléatoires</text:p>
        </chart:title>
        <chart:legend chart:legend-position="end" svg:x="12.301cm" svg:y="3.703cm" style:legend-expansion="high" chart:style-name="ch3"/>
        <chart:plot-area chart:style-name="ch4" table:cell-range-address="Sheet1.B2:Sheet1.E99" chart:data-source-has-labels="both" svg:x="1.701cm" svg:y="1.275cm" svg:width="10.28cm" svg:height="6.564cm">
          <chartooo:coordinate-region svg:x="2.878cm" svg:y="1.474cm" svg:width="8.823cm" svg:height="5.718cm"/>
          <chart:axis chart:dimension="x" chart:name="primary-x" chart:style-name="ch5" chartooo:axis-type="auto">
            <chart:title svg:x="5.699cm" svg:y="8.019cm" chart:style-name="ch6">
              <text:p>nombre de pas</text:p>
            </chart:title>
            <chart:categories table:cell-range-address="Sheet1.E2:Sheet1.E99"/>
          </chart:axis>
          <chart:axis chart:dimension="y" chart:name="primary-y" chart:style-name="ch5">
            <chart:title svg:x="0.451cm" svg:y="7.564cm" chart:style-name="ch7">
              <text:p>moyenne des distance parcouru au carré
</text:p>
            </chart:title>
            <chart:grid chart:style-name="ch8" chart:class="major"/>
          </chart:axis>
          <chart:series chart:style-name="ch9" chart:values-cell-range-address="Sheet1.C2:Sheet1.C99" loext:label-string="classicwalk" chart:class="chart:scatter">
            <chart:domain table:cell-range-address="Sheet1.B2:Sheet1.B99"/>
            <chart:data-point chart:repeated="98"/>
          </chart:series>
          <chart:series chart:style-name="ch10" chart:values-cell-range-address="Sheet1.D2:Sheet1.D99" loext:label-string="noreturnwalk" chart:class="chart:scatter">
            <chart:data-point chart:repeated="98"/>
          </chart:series>
          <chart:series chart:style-name="ch11" chart:values-cell-range-address="Sheet1.E2:Sheet1.E99" loext:label-string="uniquepathwalk" chart:class="chart:scatter">
            <chart:data-point chart:repeated="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lassicwalk</text:p>
              </table:table-cell>
              <table:table-cell office:value-type="string">
                <text:p>noreturnwalk</text:p>
              </table:table-cell>
              <table:table-cell office:value-type="string">
                <text:p>uniquepathwalk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E2:Sheet1.E99</svg:desc>
                </draw:g>
              </table:table-cell>
              <table:table-cell office:value-type="float" office:value="2">
                <text:p>2</text:p>
                <draw:g>
                  <svg:desc>Sheet1.B2:Sheet1.B99</svg:desc>
                </draw:g>
              </table:table-cell>
              <table:table-cell office:value-type="float" office:value="100">
                <text:p>100</text:p>
                <draw:g>
                  <svg:desc>Sheet1.C2:Sheet1.C99</svg:desc>
                </draw:g>
              </table:table-cell>
              <table:table-cell office:value-type="float" office:value="100">
                <text:p>100</text:p>
                <draw:g>
                  <svg:desc>Sheet1.D2:Sheet1.D99</svg:desc>
                </draw:g>
              </table:table-cell>
              <table:table-cell office:value-type="float" office:value="100">
                <text:p>100</text:p>
                <draw:g>
                  <svg:desc>Sheet1.E2:Sheet1.E99</svg:desc>
                </draw:g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3">
                <text:p>3</text:p>
              </table:table-cell>
              <table:table-cell office:value-type="float" office:value="200.8">
                <text:p>200.8</text:p>
              </table:table-cell>
              <table:table-cell office:value-type="float" office:value="271.6">
                <text:p>271.6</text:p>
              </table:table-cell>
              <table:table-cell office:value-type="float" office:value="261.6">
                <text:p>261.6</text:p>
              </table:table-cell>
            </table:table-row>
            <table:table-row>
              <table:table-cell office:value-type="float" office:value="442.8">
                <text:p>442.8</text:p>
              </table:table-cell>
              <table:table-cell office:value-type="float" office:value="4">
                <text:p>4</text:p>
              </table:table-cell>
              <table:table-cell office:value-type="float" office:value="298.4">
                <text:p>298.4</text:p>
              </table:table-cell>
              <table:table-cell office:value-type="float" office:value="459.6">
                <text:p>459.6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float" office:value="664.2">
                <text:p>664.2</text:p>
              </table:table-cell>
              <table:table-cell office:value-type="float" office:value="5">
                <text:p>5</text:p>
              </table:table-cell>
              <table:table-cell office:value-type="float" office:value="397.2">
                <text:p>397.2</text:p>
              </table:table-cell>
              <table:table-cell office:value-type="float" office:value="642.6">
                <text:p>642.6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871.2">
                <text:p>871.2</text:p>
              </table:table-cell>
              <table:table-cell office:value-type="float" office:value="6">
                <text:p>6</text:p>
              </table:table-cell>
              <table:table-cell office:value-type="float" office:value="497.2">
                <text:p>497.2</text:p>
              </table:table-cell>
              <table:table-cell office:value-type="float" office:value="827.2">
                <text:p>827.2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float" office:value="1114.8">
                <text:p>1114.8</text:p>
              </table:table-cell>
              <table:table-cell office:value-type="float" office:value="7">
                <text:p>7</text:p>
              </table:table-cell>
              <table:table-cell office:value-type="float" office:value="592.6">
                <text:p>592.6</text:p>
              </table:table-cell>
              <table:table-cell office:value-type="float" office:value="1010">
                <text:p>1010</text:p>
              </table:table-cell>
              <table:table-cell office:value-type="float" office:value="1114.8">
                <text:p>1114.8</text:p>
              </table:table-cell>
            </table:table-row>
            <table:table-row>
              <table:table-cell office:value-type="float" office:value="1357.2">
                <text:p>1357.2</text:p>
              </table:table-cell>
              <table:table-cell office:value-type="float" office:value="8">
                <text:p>8</text:p>
              </table:table-cell>
              <table:table-cell office:value-type="float" office:value="681.2">
                <text:p>681.2</text:p>
              </table:table-cell>
              <table:table-cell office:value-type="float" office:value="1178.8">
                <text:p>1178.8</text:p>
              </table:table-cell>
              <table:table-cell office:value-type="float" office:value="1357.2">
                <text:p>1357.2</text:p>
              </table:table-cell>
            </table:table-row>
            <table:table-row>
              <table:table-cell office:value-type="float" office:value="1618.4">
                <text:p>1618.4</text:p>
              </table:table-cell>
              <table:table-cell office:value-type="float" office:value="9">
                <text:p>9</text:p>
              </table:table-cell>
              <table:table-cell office:value-type="float" office:value="792">
                <text:p>792</text:p>
              </table:table-cell>
              <table:table-cell office:value-type="float" office:value="1390.8">
                <text:p>1390.8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0">
                <text:p>10</text:p>
              </table:table-cell>
              <table:table-cell office:value-type="float" office:value="892">
                <text:p>892</text:p>
              </table:table-cell>
              <table:table-cell office:value-type="float" office:value="1596.8">
                <text:p>1596.8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2137.8">
                <text:p>2137.8</text:p>
              </table:table-cell>
              <table:table-cell office:value-type="float" office:value="11">
                <text:p>11</text:p>
              </table:table-cell>
              <table:table-cell office:value-type="float" office:value="994.2">
                <text:p>994.2</text:p>
              </table:table-cell>
              <table:table-cell office:value-type="float" office:value="1774.8">
                <text:p>1774.8</text:p>
              </table:table-cell>
              <table:table-cell office:value-type="float" office:value="2137.8">
                <text:p>2137.8</text:p>
              </table:table-cell>
            </table:table-row>
            <table:table-row>
              <table:table-cell office:value-type="float" office:value="2385.2">
                <text:p>2385.2</text:p>
              </table:table-cell>
              <table:table-cell office:value-type="float" office:value="12">
                <text:p>12</text:p>
              </table:table-cell>
              <table:table-cell office:value-type="float" office:value="1079.6">
                <text:p>1079.6</text:p>
              </table:table-cell>
              <table:table-cell office:value-type="float" office:value="1931.2">
                <text:p>1931.2</text:p>
              </table:table-cell>
              <table:table-cell office:value-type="float" office:value="2385.2">
                <text:p>2385.2</text:p>
              </table:table-cell>
            </table:table-row>
            <table:table-row>
              <table:table-cell office:value-type="float" office:value="2685.4">
                <text:p>2685.4</text:p>
              </table:table-cell>
              <table:table-cell office:value-type="float" office:value="13">
                <text:p>13</text:p>
              </table:table-cell>
              <table:table-cell office:value-type="float" office:value="1172.8">
                <text:p>1172.8</text:p>
              </table:table-cell>
              <table:table-cell office:value-type="float" office:value="2144.6">
                <text:p>2144.6</text:p>
              </table:table-cell>
              <table:table-cell office:value-type="float" office:value="2685.4">
                <text:p>2685.4</text:p>
              </table:table-cell>
            </table:table-row>
            <table:table-row>
              <table:table-cell office:value-type="float" office:value="2971.2">
                <text:p>2971.2</text:p>
              </table:table-cell>
              <table:table-cell office:value-type="float" office:value="14">
                <text:p>14</text:p>
              </table:table-cell>
              <table:table-cell office:value-type="float" office:value="1266.8">
                <text:p>1266.8</text:p>
              </table:table-cell>
              <table:table-cell office:value-type="float" office:value="2343.6">
                <text:p>2343.6</text:p>
              </table:table-cell>
              <table:table-cell office:value-type="float" office:value="2971.2">
                <text:p>2971.2</text:p>
              </table:table-cell>
            </table:table-row>
            <table:table-row>
              <table:table-cell office:value-type="float" office:value="3244.6">
                <text:p>3244.6</text:p>
              </table:table-cell>
              <table:table-cell office:value-type="float" office:value="15">
                <text:p>15</text:p>
              </table:table-cell>
              <table:table-cell office:value-type="float" office:value="1364.6">
                <text:p>1364.6</text:p>
              </table:table-cell>
              <table:table-cell office:value-type="float" office:value="2507.6">
                <text:p>2507.6</text:p>
              </table:table-cell>
              <table:table-cell office:value-type="float" office:value="3244.6">
                <text:p>3244.6</text:p>
              </table:table-cell>
            </table:table-row>
            <table:table-row>
              <table:table-cell office:value-type="float" office:value="3524.4">
                <text:p>3524.4</text:p>
              </table:table-cell>
              <table:table-cell office:value-type="float" office:value="16">
                <text:p>16</text:p>
              </table:table-cell>
              <table:table-cell office:value-type="float" office:value="1473.6">
                <text:p>1473.6</text:p>
              </table:table-cell>
              <table:table-cell office:value-type="float" office:value="2668.4">
                <text:p>2668.4</text:p>
              </table:table-cell>
              <table:table-cell office:value-type="float" office:value="3524.4">
                <text:p>3524.4</text:p>
              </table:table-cell>
            </table:table-row>
            <table:table-row>
              <table:table-cell office:value-type="float" office:value="3796.4">
                <text:p>3796.4</text:p>
              </table:table-cell>
              <table:table-cell office:value-type="float" office:value="17">
                <text:p>17</text:p>
              </table:table-cell>
              <table:table-cell office:value-type="float" office:value="1568.8">
                <text:p>1568.8</text:p>
              </table:table-cell>
              <table:table-cell office:value-type="float" office:value="2835.2">
                <text:p>2835.2</text:p>
              </table:table-cell>
              <table:table-cell office:value-type="float" office:value="3796.4">
                <text:p>3796.4</text:p>
              </table:table-cell>
            </table:table-row>
            <table:table-row>
              <table:table-cell office:value-type="float" office:value="4120.8">
                <text:p>4120.8</text:p>
              </table:table-cell>
              <table:table-cell office:value-type="float" office:value="18">
                <text:p>18</text:p>
              </table:table-cell>
              <table:table-cell office:value-type="float" office:value="1653.6">
                <text:p>1653.6</text:p>
              </table:table-cell>
              <table:table-cell office:value-type="float" office:value="3003.6">
                <text:p>3003.6</text:p>
              </table:table-cell>
              <table:table-cell office:value-type="float" office:value="4120.8">
                <text:p>4120.8</text:p>
              </table:table-cell>
            </table:table-row>
            <table:table-row>
              <table:table-cell office:value-type="float" office:value="4407.8">
                <text:p>4407.8</text:p>
              </table:table-cell>
              <table:table-cell office:value-type="float" office:value="19">
                <text:p>19</text:p>
              </table:table-cell>
              <table:table-cell office:value-type="float" office:value="1742.4">
                <text:p>1742.4</text:p>
              </table:table-cell>
              <table:table-cell office:value-type="float" office:value="3186.6">
                <text:p>3186.6</text:p>
              </table:table-cell>
              <table:table-cell office:value-type="float" office:value="4407.8">
                <text:p>4407.8</text:p>
              </table:table-cell>
            </table:table-row>
            <table:table-row>
              <table:table-cell office:value-type="float" office:value="4724.4">
                <text:p>4724.4</text:p>
              </table:table-cell>
              <table:table-cell office:value-type="float" office:value="20">
                <text:p>20</text:p>
              </table:table-cell>
              <table:table-cell office:value-type="float" office:value="1826">
                <text:p>1826</text:p>
              </table:table-cell>
              <table:table-cell office:value-type="float" office:value="3351.2">
                <text:p>3351.2</text:p>
              </table:table-cell>
              <table:table-cell office:value-type="float" office:value="4724.4">
                <text:p>4724.4</text:p>
              </table:table-cell>
            </table:table-row>
            <table:table-row>
              <table:table-cell office:value-type="float" office:value="4995.2">
                <text:p>4995.2</text:p>
              </table:table-cell>
              <table:table-cell office:value-type="float" office:value="21">
                <text:p>21</text:p>
              </table:table-cell>
              <table:table-cell office:value-type="float" office:value="1947.6">
                <text:p>1947.6</text:p>
              </table:table-cell>
              <table:table-cell office:value-type="float" office:value="3535.4">
                <text:p>3535.4</text:p>
              </table:table-cell>
              <table:table-cell office:value-type="float" office:value="4995.2">
                <text:p>4995.2</text:p>
              </table:table-cell>
            </table:table-row>
            <table:table-row>
              <table:table-cell office:value-type="float" office:value="5292.8">
                <text:p>5292.8</text:p>
              </table:table-cell>
              <table:table-cell office:value-type="float" office:value="22">
                <text:p>22</text:p>
              </table:table-cell>
              <table:table-cell office:value-type="float" office:value="2068.8">
                <text:p>2068.8</text:p>
              </table:table-cell>
              <table:table-cell office:value-type="float" office:value="3781.6">
                <text:p>3781.6</text:p>
              </table:table-cell>
              <table:table-cell office:value-type="float" office:value="5292.8">
                <text:p>5292.8</text:p>
              </table:table-cell>
            </table:table-row>
            <table:table-row>
              <table:table-cell office:value-type="float" office:value="5595">
                <text:p>5595</text:p>
              </table:table-cell>
              <table:table-cell office:value-type="float" office:value="23">
                <text:p>23</text:p>
              </table:table-cell>
              <table:table-cell office:value-type="float" office:value="2161.8">
                <text:p>2161.8</text:p>
              </table:table-cell>
              <table:table-cell office:value-type="float" office:value="4005.6">
                <text:p>4005.6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5942.4">
                <text:p>5942.4</text:p>
              </table:table-cell>
              <table:table-cell office:value-type="float" office:value="24">
                <text:p>24</text:p>
              </table:table-cell>
              <table:table-cell office:value-type="float" office:value="2184.4">
                <text:p>2184.4</text:p>
              </table:table-cell>
              <table:table-cell office:value-type="float" office:value="4200">
                <text:p>4200</text:p>
              </table:table-cell>
              <table:table-cell office:value-type="float" office:value="5942.4">
                <text:p>5942.4</text:p>
              </table:table-cell>
            </table:table-row>
            <table:table-row>
              <table:table-cell office:value-type="float" office:value="6288.4">
                <text:p>6288.4</text:p>
              </table:table-cell>
              <table:table-cell office:value-type="float" office:value="25">
                <text:p>25</text:p>
              </table:table-cell>
              <table:table-cell office:value-type="float" office:value="2271.6">
                <text:p>2271.6</text:p>
              </table:table-cell>
              <table:table-cell office:value-type="float" office:value="4391.6">
                <text:p>4391.6</text:p>
              </table:table-cell>
              <table:table-cell office:value-type="float" office:value="6288.4">
                <text:p>6288.4</text:p>
              </table:table-cell>
            </table:table-row>
            <table:table-row>
              <table:table-cell office:value-type="float" office:value="6658">
                <text:p>6658</text:p>
              </table:table-cell>
              <table:table-cell office:value-type="float" office:value="26">
                <text:p>26</text:p>
              </table:table-cell>
              <table:table-cell office:value-type="float" office:value="2364">
                <text:p>2364</text:p>
              </table:table-cell>
              <table:table-cell office:value-type="float" office:value="4563.2">
                <text:p>4563.2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float" office:value="6995.4">
                <text:p>6995.4</text:p>
              </table:table-cell>
              <table:table-cell office:value-type="float" office:value="27">
                <text:p>27</text:p>
              </table:table-cell>
              <table:table-cell office:value-type="float" office:value="2459.6">
                <text:p>2459.6</text:p>
              </table:table-cell>
              <table:table-cell office:value-type="float" office:value="4732">
                <text:p>4732</text:p>
              </table:table-cell>
              <table:table-cell office:value-type="float" office:value="6995.4">
                <text:p>6995.4</text:p>
              </table:table-cell>
            </table:table-row>
            <table:table-row>
              <table:table-cell office:value-type="float" office:value="7345.6">
                <text:p>7345.6</text:p>
              </table:table-cell>
              <table:table-cell office:value-type="float" office:value="28">
                <text:p>28</text:p>
              </table:table-cell>
              <table:table-cell office:value-type="float" office:value="2538.8">
                <text:p>2538.8</text:p>
              </table:table-cell>
              <table:table-cell office:value-type="float" office:value="4945.2">
                <text:p>4945.2</text:p>
              </table:table-cell>
              <table:table-cell office:value-type="float" office:value="7345.6">
                <text:p>7345.6</text:p>
              </table:table-cell>
            </table:table-row>
            <table:table-row>
              <table:table-cell office:value-type="float" office:value="7667.8">
                <text:p>7667.8</text:p>
              </table:table-cell>
              <table:table-cell office:value-type="float" office:value="29">
                <text:p>29</text:p>
              </table:table-cell>
              <table:table-cell office:value-type="float" office:value="2648.6">
                <text:p>2648.6</text:p>
              </table:table-cell>
              <table:table-cell office:value-type="float" office:value="5148.6">
                <text:p>5148.6</text:p>
              </table:table-cell>
              <table:table-cell office:value-type="float" office:value="7667.8">
                <text:p>7667.8</text:p>
              </table:table-cell>
            </table:table-row>
            <table:table-row>
              <table:table-cell office:value-type="float" office:value="7892">
                <text:p>7892</text:p>
              </table:table-cell>
              <table:table-cell office:value-type="float" office:value="30">
                <text:p>30</text:p>
              </table:table-cell>
              <table:table-cell office:value-type="float" office:value="2768.4">
                <text:p>2768.4</text:p>
              </table:table-cell>
              <table:table-cell office:value-type="float" office:value="5319.2">
                <text:p>5319.2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float" office:value="8230.2">
                <text:p>8230.2</text:p>
              </table:table-cell>
              <table:table-cell office:value-type="float" office:value="31">
                <text:p>31</text:p>
              </table:table-cell>
              <table:table-cell office:value-type="float" office:value="2886.8">
                <text:p>2886.8</text:p>
              </table:table-cell>
              <table:table-cell office:value-type="float" office:value="5415.8">
                <text:p>5415.8</text:p>
              </table:table-cell>
              <table:table-cell office:value-type="float" office:value="8230.2">
                <text:p>8230.2</text:p>
              </table:table-cell>
            </table:table-row>
            <table:table-row>
              <table:table-cell office:value-type="float" office:value="8528">
                <text:p>8528</text:p>
              </table:table-cell>
              <table:table-cell office:value-type="float" office:value="32">
                <text:p>32</text:p>
              </table:table-cell>
              <table:table-cell office:value-type="float" office:value="3021.2">
                <text:p>3021.2</text:p>
              </table:table-cell>
              <table:table-cell office:value-type="float" office:value="5599.2">
                <text:p>5599.2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float" office:value="8896">
                <text:p>8896</text:p>
              </table:table-cell>
              <table:table-cell office:value-type="float" office:value="33">
                <text:p>33</text:p>
              </table:table-cell>
              <table:table-cell office:value-type="float" office:value="3125">
                <text:p>3125</text:p>
              </table:table-cell>
              <table:table-cell office:value-type="float" office:value="5809.2">
                <text:p>5809.2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float" office:value="9236.4">
                <text:p>9236.4</text:p>
              </table:table-cell>
              <table:table-cell office:value-type="float" office:value="34">
                <text:p>34</text:p>
              </table:table-cell>
              <table:table-cell office:value-type="float" office:value="3168.8">
                <text:p>3168.8</text:p>
              </table:table-cell>
              <table:table-cell office:value-type="float" office:value="6034">
                <text:p>6034</text:p>
              </table:table-cell>
              <table:table-cell office:value-type="float" office:value="9236.4">
                <text:p>9236.4</text:p>
              </table:table-cell>
            </table:table-row>
            <table:table-row>
              <table:table-cell office:value-type="float" office:value="9733.4">
                <text:p>9733.4</text:p>
              </table:table-cell>
              <table:table-cell office:value-type="float" office:value="35">
                <text:p>35</text:p>
              </table:table-cell>
              <table:table-cell office:value-type="float" office:value="3237">
                <text:p>3237</text:p>
              </table:table-cell>
              <table:table-cell office:value-type="float" office:value="6247.2">
                <text:p>6247.2</text:p>
              </table:table-cell>
              <table:table-cell office:value-type="float" office:value="9733.4">
                <text:p>9733.4</text:p>
              </table:table-cell>
            </table:table-row>
            <table:table-row>
              <table:table-cell office:value-type="float" office:value="10155.6">
                <text:p>10155.6</text:p>
              </table:table-cell>
              <table:table-cell office:value-type="float" office:value="36">
                <text:p>36</text:p>
              </table:table-cell>
              <table:table-cell office:value-type="float" office:value="3348">
                <text:p>3348</text:p>
              </table:table-cell>
              <table:table-cell office:value-type="float" office:value="6468.4">
                <text:p>6468.4</text:p>
              </table:table-cell>
              <table:table-cell office:value-type="float" office:value="10155.6">
                <text:p>10155.6</text:p>
              </table:table-cell>
            </table:table-row>
            <table:table-row>
              <table:table-cell office:value-type="float" office:value="10625.4">
                <text:p>10625.4</text:p>
              </table:table-cell>
              <table:table-cell office:value-type="float" office:value="37">
                <text:p>37</text:p>
              </table:table-cell>
              <table:table-cell office:value-type="float" office:value="3433.8">
                <text:p>3433.8</text:p>
              </table:table-cell>
              <table:table-cell office:value-type="float" office:value="6679">
                <text:p>6679</text:p>
              </table:table-cell>
              <table:table-cell office:value-type="float" office:value="10625.4">
                <text:p>10625.4</text:p>
              </table:table-cell>
            </table:table-row>
            <table:table-row>
              <table:table-cell office:value-type="float" office:value="11039.6">
                <text:p>11039.6</text:p>
              </table:table-cell>
              <table:table-cell office:value-type="float" office:value="38">
                <text:p>38</text:p>
              </table:table-cell>
              <table:table-cell office:value-type="float" office:value="3555.6">
                <text:p>3555.6</text:p>
              </table:table-cell>
              <table:table-cell office:value-type="float" office:value="6841.2">
                <text:p>6841.2</text:p>
              </table:table-cell>
              <table:table-cell office:value-type="float" office:value="11039.6">
                <text:p>11039.6</text:p>
              </table:table-cell>
            </table:table-row>
            <table:table-row>
              <table:table-cell office:value-type="float" office:value="11470.6">
                <text:p>11470.6</text:p>
              </table:table-cell>
              <table:table-cell office:value-type="float" office:value="39">
                <text:p>39</text:p>
              </table:table-cell>
              <table:table-cell office:value-type="float" office:value="3690">
                <text:p>3690</text:p>
              </table:table-cell>
              <table:table-cell office:value-type="float" office:value="7021">
                <text:p>7021</text:p>
              </table:table-cell>
              <table:table-cell office:value-type="float" office:value="11470.6">
                <text:p>11470.6</text:p>
              </table:table-cell>
            </table:table-row>
            <table:table-row>
              <table:table-cell office:value-type="float" office:value="11989.6">
                <text:p>11989.6</text:p>
              </table:table-cell>
              <table:table-cell office:value-type="float" office:value="40">
                <text:p>40</text:p>
              </table:table-cell>
              <table:table-cell office:value-type="float" office:value="3790.4">
                <text:p>3790.4</text:p>
              </table:table-cell>
              <table:table-cell office:value-type="float" office:value="7250.4">
                <text:p>7250.4</text:p>
              </table:table-cell>
              <table:table-cell office:value-type="float" office:value="11989.6">
                <text:p>11989.6</text:p>
              </table:table-cell>
            </table:table-row>
            <table:table-row>
              <table:table-cell office:value-type="float" office:value="12449.4">
                <text:p>12449.4</text:p>
              </table:table-cell>
              <table:table-cell office:value-type="float" office:value="41">
                <text:p>41</text:p>
              </table:table-cell>
              <table:table-cell office:value-type="float" office:value="3858.2">
                <text:p>3858.2</text:p>
              </table:table-cell>
              <table:table-cell office:value-type="float" office:value="7443.6">
                <text:p>7443.6</text:p>
              </table:table-cell>
              <table:table-cell office:value-type="float" office:value="12449.4">
                <text:p>12449.4</text:p>
              </table:table-cell>
            </table:table-row>
            <table:table-row>
              <table:table-cell office:value-type="float" office:value="12866">
                <text:p>12866</text:p>
              </table:table-cell>
              <table:table-cell office:value-type="float" office:value="42">
                <text:p>42</text:p>
              </table:table-cell>
              <table:table-cell office:value-type="float" office:value="3971.6">
                <text:p>3971.6</text:p>
              </table:table-cell>
              <table:table-cell office:value-type="float" office:value="7615.6">
                <text:p>7615.6</text:p>
              </table:table-cell>
              <table:table-cell office:value-type="float" office:value="12866">
                <text:p>12866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43">
                <text:p>43</text:p>
              </table:table-cell>
              <table:table-cell office:value-type="float" office:value="4043.8">
                <text:p>4043.8</text:p>
              </table:table-cell>
              <table:table-cell office:value-type="float" office:value="7778">
                <text:p>7778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530.8">
                <text:p>13530.8</text:p>
              </table:table-cell>
              <table:table-cell office:value-type="float" office:value="44">
                <text:p>44</text:p>
              </table:table-cell>
              <table:table-cell office:value-type="float" office:value="4112.8">
                <text:p>4112.8</text:p>
              </table:table-cell>
              <table:table-cell office:value-type="float" office:value="7985.6">
                <text:p>7985.6</text:p>
              </table:table-cell>
              <table:table-cell office:value-type="float" office:value="13530.8">
                <text:p>13530.8</text:p>
              </table:table-cell>
            </table:table-row>
            <table:table-row>
              <table:table-cell office:value-type="float" office:value="13931">
                <text:p>13931</text:p>
              </table:table-cell>
              <table:table-cell office:value-type="float" office:value="45">
                <text:p>45</text:p>
              </table:table-cell>
              <table:table-cell office:value-type="float" office:value="4157.4">
                <text:p>4157.4</text:p>
              </table:table-cell>
              <table:table-cell office:value-type="float" office:value="8166.8">
                <text:p>8166.8</text:p>
              </table:table-cell>
              <table:table-cell office:value-type="float" office:value="13931">
                <text:p>13931</text:p>
              </table:table-cell>
            </table:table-row>
            <table:table-row>
              <table:table-cell office:value-type="float" office:value="14318.4">
                <text:p>14318.4</text:p>
              </table:table-cell>
              <table:table-cell office:value-type="float" office:value="46">
                <text:p>46</text:p>
              </table:table-cell>
              <table:table-cell office:value-type="float" office:value="4275.2">
                <text:p>4275.2</text:p>
              </table:table-cell>
              <table:table-cell office:value-type="float" office:value="8422.4">
                <text:p>8422.4</text:p>
              </table:table-cell>
              <table:table-cell office:value-type="float" office:value="14318.4">
                <text:p>14318.4</text:p>
              </table:table-cell>
            </table:table-row>
            <table:table-row>
              <table:table-cell office:value-type="float" office:value="14758.6">
                <text:p>14758.6</text:p>
              </table:table-cell>
              <table:table-cell office:value-type="float" office:value="47">
                <text:p>47</text:p>
              </table:table-cell>
              <table:table-cell office:value-type="float" office:value="4357.8">
                <text:p>4357.8</text:p>
              </table:table-cell>
              <table:table-cell office:value-type="float" office:value="8662.2">
                <text:p>8662.2</text:p>
              </table:table-cell>
              <table:table-cell office:value-type="float" office:value="14758.6">
                <text:p>14758.6</text:p>
              </table:table-cell>
            </table:table-row>
            <table:table-row>
              <table:table-cell office:value-type="float" office:value="15194.4">
                <text:p>15194.4</text:p>
              </table:table-cell>
              <table:table-cell office:value-type="float" office:value="48">
                <text:p>48</text:p>
              </table:table-cell>
              <table:table-cell office:value-type="float" office:value="4448.4">
                <text:p>4448.4</text:p>
              </table:table-cell>
              <table:table-cell office:value-type="float" office:value="8868">
                <text:p>8868</text:p>
              </table:table-cell>
              <table:table-cell office:value-type="float" office:value="15194.4">
                <text:p>15194.4</text:p>
              </table:table-cell>
            </table:table-row>
            <table:table-row>
              <table:table-cell office:value-type="float" office:value="15665.2">
                <text:p>15665.2</text:p>
              </table:table-cell>
              <table:table-cell office:value-type="float" office:value="49">
                <text:p>49</text:p>
              </table:table-cell>
              <table:table-cell office:value-type="float" office:value="4555.6">
                <text:p>4555.6</text:p>
              </table:table-cell>
              <table:table-cell office:value-type="float" office:value="9062.2">
                <text:p>9062.2</text:p>
              </table:table-cell>
              <table:table-cell office:value-type="float" office:value="15665.2">
                <text:p>15665.2</text:p>
              </table:table-cell>
            </table:table-row>
            <table:table-row>
              <table:table-cell office:value-type="float" office:value="16062">
                <text:p>16062</text:p>
              </table:table-cell>
              <table:table-cell office:value-type="float" office:value="50">
                <text:p>50</text:p>
              </table:table-cell>
              <table:table-cell office:value-type="float" office:value="4666.4">
                <text:p>4666.4</text:p>
              </table:table-cell>
              <table:table-cell office:value-type="float" office:value="9316.8">
                <text:p>9316.8</text:p>
              </table:table-cell>
              <table:table-cell office:value-type="float" office:value="16062">
                <text:p>16062</text:p>
              </table:table-cell>
            </table:table-row>
            <table:table-row>
              <table:table-cell office:value-type="float" office:value="16606.2">
                <text:p>16606.2</text:p>
              </table:table-cell>
              <table:table-cell office:value-type="float" office:value="51">
                <text:p>51</text:p>
              </table:table-cell>
              <table:table-cell office:value-type="float" office:value="4773.4">
                <text:p>4773.4</text:p>
              </table:table-cell>
              <table:table-cell office:value-type="float" office:value="9579.2">
                <text:p>9579.2</text:p>
              </table:table-cell>
              <table:table-cell office:value-type="float" office:value="16606.2">
                <text:p>16606.2</text:p>
              </table:table-cell>
            </table:table-row>
            <table:table-row>
              <table:table-cell office:value-type="float" office:value="17030.4">
                <text:p>17030.4</text:p>
              </table:table-cell>
              <table:table-cell office:value-type="float" office:value="52">
                <text:p>52</text:p>
              </table:table-cell>
              <table:table-cell office:value-type="float" office:value="4878.4">
                <text:p>4878.4</text:p>
              </table:table-cell>
              <table:table-cell office:value-type="float" office:value="9746.8">
                <text:p>9746.8</text:p>
              </table:table-cell>
              <table:table-cell office:value-type="float" office:value="17030.4">
                <text:p>17030.4</text:p>
              </table:table-cell>
            </table:table-row>
            <table:table-row>
              <table:table-cell office:value-type="float" office:value="17690.6">
                <text:p>17690.6</text:p>
              </table:table-cell>
              <table:table-cell office:value-type="float" office:value="53">
                <text:p>53</text:p>
              </table:table-cell>
              <table:table-cell office:value-type="float" office:value="4973.4">
                <text:p>4973.4</text:p>
              </table:table-cell>
              <table:table-cell office:value-type="float" office:value="9931.6">
                <text:p>9931.6</text:p>
              </table:table-cell>
              <table:table-cell office:value-type="float" office:value="17690.6">
                <text:p>17690.6</text:p>
              </table:table-cell>
            </table:table-row>
            <table:table-row>
              <table:table-cell office:value-type="float" office:value="18062.4">
                <text:p>18062.4</text:p>
              </table:table-cell>
              <table:table-cell office:value-type="float" office:value="54">
                <text:p>54</text:p>
              </table:table-cell>
              <table:table-cell office:value-type="float" office:value="5083.2">
                <text:p>5083.2</text:p>
              </table:table-cell>
              <table:table-cell office:value-type="float" office:value="10038.4">
                <text:p>10038.4</text:p>
              </table:table-cell>
              <table:table-cell office:value-type="float" office:value="18062.4">
                <text:p>18062.4</text:p>
              </table:table-cell>
            </table:table-row>
            <table:table-row>
              <table:table-cell office:value-type="float" office:value="18285">
                <text:p>18285</text:p>
              </table:table-cell>
              <table:table-cell office:value-type="float" office:value="55">
                <text:p>55</text:p>
              </table:table-cell>
              <table:table-cell office:value-type="float" office:value="5165.2">
                <text:p>5165.2</text:p>
              </table:table-cell>
              <table:table-cell office:value-type="float" office:value="10164.8">
                <text:p>10164.8</text:p>
              </table:table-cell>
              <table:table-cell office:value-type="float" office:value="18285">
                <text:p>18285</text:p>
              </table:table-cell>
            </table:table-row>
            <table:table-row>
              <table:table-cell office:value-type="float" office:value="18570.4">
                <text:p>18570.4</text:p>
              </table:table-cell>
              <table:table-cell office:value-type="float" office:value="56">
                <text:p>56</text:p>
              </table:table-cell>
              <table:table-cell office:value-type="float" office:value="5250.8">
                <text:p>5250.8</text:p>
              </table:table-cell>
              <table:table-cell office:value-type="float" office:value="10311.2">
                <text:p>10311.2</text:p>
              </table:table-cell>
              <table:table-cell office:value-type="float" office:value="18570.4">
                <text:p>18570.4</text:p>
              </table:table-cell>
            </table:table-row>
            <table:table-row>
              <table:table-cell office:value-type="float" office:value="18838">
                <text:p>18838</text:p>
              </table:table-cell>
              <table:table-cell office:value-type="float" office:value="57">
                <text:p>57</text:p>
              </table:table-cell>
              <table:table-cell office:value-type="float" office:value="5366">
                <text:p>5366</text:p>
              </table:table-cell>
              <table:table-cell office:value-type="float" office:value="10508.4">
                <text:p>10508.4</text:p>
              </table:table-cell>
              <table:table-cell office:value-type="float" office:value="18838">
                <text:p>18838</text:p>
              </table:table-cell>
            </table:table-row>
            <table:table-row>
              <table:table-cell office:value-type="float" office:value="19210.4">
                <text:p>19210.4</text:p>
              </table:table-cell>
              <table:table-cell office:value-type="float" office:value="58">
                <text:p>58</text:p>
              </table:table-cell>
              <table:table-cell office:value-type="float" office:value="5478.8">
                <text:p>5478.8</text:p>
              </table:table-cell>
              <table:table-cell office:value-type="float" office:value="10676.8">
                <text:p>10676.8</text:p>
              </table:table-cell>
              <table:table-cell office:value-type="float" office:value="19210.4">
                <text:p>19210.4</text:p>
              </table:table-cell>
            </table:table-row>
            <table:table-row>
              <table:table-cell office:value-type="float" office:value="19620.6">
                <text:p>19620.6</text:p>
              </table:table-cell>
              <table:table-cell office:value-type="float" office:value="59">
                <text:p>59</text:p>
              </table:table-cell>
              <table:table-cell office:value-type="float" office:value="5580.2">
                <text:p>5580.2</text:p>
              </table:table-cell>
              <table:table-cell office:value-type="float" office:value="10899.2">
                <text:p>10899.2</text:p>
              </table:table-cell>
              <table:table-cell office:value-type="float" office:value="19620.6">
                <text:p>19620.6</text:p>
              </table:table-cell>
            </table:table-row>
            <table:table-row>
              <table:table-cell office:value-type="float" office:value="19998.4">
                <text:p>19998.4</text:p>
              </table:table-cell>
              <table:table-cell office:value-type="float" office:value="60">
                <text:p>60</text:p>
              </table:table-cell>
              <table:table-cell office:value-type="float" office:value="5668.4">
                <text:p>5668.4</text:p>
              </table:table-cell>
              <table:table-cell office:value-type="float" office:value="11060.8">
                <text:p>11060.8</text:p>
              </table:table-cell>
              <table:table-cell office:value-type="float" office:value="19998.4">
                <text:p>19998.4</text:p>
              </table:table-cell>
            </table:table-row>
            <table:table-row>
              <table:table-cell office:value-type="float" office:value="20574.8">
                <text:p>20574.8</text:p>
              </table:table-cell>
              <table:table-cell office:value-type="float" office:value="61">
                <text:p>61</text:p>
              </table:table-cell>
              <table:table-cell office:value-type="float" office:value="5736.8">
                <text:p>5736.8</text:p>
              </table:table-cell>
              <table:table-cell office:value-type="float" office:value="11217.4">
                <text:p>11217.4</text:p>
              </table:table-cell>
              <table:table-cell office:value-type="float" office:value="20574.8">
                <text:p>20574.8</text:p>
              </table:table-cell>
            </table:table-row>
            <table:table-row>
              <table:table-cell office:value-type="float" office:value="20990.8">
                <text:p>20990.8</text:p>
              </table:table-cell>
              <table:table-cell office:value-type="float" office:value="62">
                <text:p>62</text:p>
              </table:table-cell>
              <table:table-cell office:value-type="float" office:value="5816.4">
                <text:p>5816.4</text:p>
              </table:table-cell>
              <table:table-cell office:value-type="float" office:value="11300.4">
                <text:p>11300.4</text:p>
              </table:table-cell>
              <table:table-cell office:value-type="float" office:value="20990.8">
                <text:p>20990.8</text:p>
              </table:table-cell>
            </table:table-row>
            <table:table-row>
              <table:table-cell office:value-type="float" office:value="21476.6">
                <text:p>21476.6</text:p>
              </table:table-cell>
              <table:table-cell office:value-type="float" office:value="63">
                <text:p>63</text:p>
              </table:table-cell>
              <table:table-cell office:value-type="float" office:value="5884.4">
                <text:p>5884.4</text:p>
              </table:table-cell>
              <table:table-cell office:value-type="float" office:value="11427.6">
                <text:p>11427.6</text:p>
              </table:table-cell>
              <table:table-cell office:value-type="float" office:value="21476.6">
                <text:p>21476.6</text:p>
              </table:table-cell>
            </table:table-row>
            <table:table-row>
              <table:table-cell office:value-type="float" office:value="21826.8">
                <text:p>21826.8</text:p>
              </table:table-cell>
              <table:table-cell office:value-type="float" office:value="64">
                <text:p>64</text:p>
              </table:table-cell>
              <table:table-cell office:value-type="float" office:value="5927.6">
                <text:p>5927.6</text:p>
              </table:table-cell>
              <table:table-cell office:value-type="float" office:value="11516.4">
                <text:p>11516.4</text:p>
              </table:table-cell>
              <table:table-cell office:value-type="float" office:value="21826.8">
                <text:p>21826.8</text:p>
              </table:table-cell>
            </table:table-row>
            <table:table-row>
              <table:table-cell office:value-type="float" office:value="22264.4">
                <text:p>22264.4</text:p>
              </table:table-cell>
              <table:table-cell office:value-type="float" office:value="65">
                <text:p>65</text:p>
              </table:table-cell>
              <table:table-cell office:value-type="float" office:value="5988.2">
                <text:p>5988.2</text:p>
              </table:table-cell>
              <table:table-cell office:value-type="float" office:value="11686.6">
                <text:p>11686.6</text:p>
              </table:table-cell>
              <table:table-cell office:value-type="float" office:value="22264.4">
                <text:p>22264.4</text:p>
              </table:table-cell>
            </table:table-row>
            <table:table-row>
              <table:table-cell office:value-type="float" office:value="22721.2">
                <text:p>22721.2</text:p>
              </table:table-cell>
              <table:table-cell office:value-type="float" office:value="66">
                <text:p>66</text:p>
              </table:table-cell>
              <table:table-cell office:value-type="float" office:value="6040">
                <text:p>6040</text:p>
              </table:table-cell>
              <table:table-cell office:value-type="float" office:value="11889.6">
                <text:p>11889.6</text:p>
              </table:table-cell>
              <table:table-cell office:value-type="float" office:value="22721.2">
                <text:p>22721.2</text:p>
              </table:table-cell>
            </table:table-row>
            <table:table-row>
              <table:table-cell office:value-type="float" office:value="23062.4">
                <text:p>23062.4</text:p>
              </table:table-cell>
              <table:table-cell office:value-type="float" office:value="67">
                <text:p>67</text:p>
              </table:table-cell>
              <table:table-cell office:value-type="float" office:value="6175.4">
                <text:p>6175.4</text:p>
              </table:table-cell>
              <table:table-cell office:value-type="float" office:value="12120.6">
                <text:p>12120.6</text:p>
              </table:table-cell>
              <table:table-cell office:value-type="float" office:value="23062.4">
                <text:p>23062.4</text:p>
              </table:table-cell>
            </table:table-row>
            <table:table-row>
              <table:table-cell office:value-type="float" office:value="23666">
                <text:p>23666</text:p>
              </table:table-cell>
              <table:table-cell office:value-type="float" office:value="68">
                <text:p>68</text:p>
              </table:table-cell>
              <table:table-cell office:value-type="float" office:value="6260.4">
                <text:p>6260.4</text:p>
              </table:table-cell>
              <table:table-cell office:value-type="float" office:value="12404">
                <text:p>12404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float" office:value="24169">
                <text:p>24169</text:p>
              </table:table-cell>
              <table:table-cell office:value-type="float" office:value="69">
                <text:p>69</text:p>
              </table:table-cell>
              <table:table-cell office:value-type="float" office:value="6366.6">
                <text:p>6366.6</text:p>
              </table:table-cell>
              <table:table-cell office:value-type="float" office:value="12645">
                <text:p>12645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float" office:value="24810.4">
                <text:p>24810.4</text:p>
              </table:table-cell>
              <table:table-cell office:value-type="float" office:value="70">
                <text:p>70</text:p>
              </table:table-cell>
              <table:table-cell office:value-type="float" office:value="6507.6">
                <text:p>6507.6</text:p>
              </table:table-cell>
              <table:table-cell office:value-type="float" office:value="12877.2">
                <text:p>12877.2</text:p>
              </table:table-cell>
              <table:table-cell office:value-type="float" office:value="24810.4">
                <text:p>24810.4</text:p>
              </table:table-cell>
            </table:table-row>
            <table:table-row>
              <table:table-cell office:value-type="float" office:value="25487.4">
                <text:p>25487.4</text:p>
              </table:table-cell>
              <table:table-cell office:value-type="float" office:value="71">
                <text:p>71</text:p>
              </table:table-cell>
              <table:table-cell office:value-type="float" office:value="6578.6">
                <text:p>6578.6</text:p>
              </table:table-cell>
              <table:table-cell office:value-type="float" office:value="13068">
                <text:p>13068</text:p>
              </table:table-cell>
              <table:table-cell office:value-type="float" office:value="25487.4">
                <text:p>25487.4</text:p>
              </table:table-cell>
            </table:table-row>
            <table:table-row>
              <table:table-cell office:value-type="float" office:value="26132">
                <text:p>26132</text:p>
              </table:table-cell>
              <table:table-cell office:value-type="float" office:value="72">
                <text:p>72</text:p>
              </table:table-cell>
              <table:table-cell office:value-type="float" office:value="6691.2">
                <text:p>6691.2</text:p>
              </table:table-cell>
              <table:table-cell office:value-type="float" office:value="13296">
                <text:p>13296</text:p>
              </table:table-cell>
              <table:table-cell office:value-type="float" office:value="26132">
                <text:p>26132</text:p>
              </table:table-cell>
            </table:table-row>
            <table:table-row>
              <table:table-cell office:value-type="float" office:value="26757.6">
                <text:p>26757.6</text:p>
              </table:table-cell>
              <table:table-cell office:value-type="float" office:value="73">
                <text:p>73</text:p>
              </table:table-cell>
              <table:table-cell office:value-type="float" office:value="6759.4">
                <text:p>6759.4</text:p>
              </table:table-cell>
              <table:table-cell office:value-type="float" office:value="13536.6">
                <text:p>13536.6</text:p>
              </table:table-cell>
              <table:table-cell office:value-type="float" office:value="26757.6">
                <text:p>26757.6</text:p>
              </table:table-cell>
            </table:table-row>
            <table:table-row>
              <table:table-cell office:value-type="float" office:value="27025.2">
                <text:p>27025.2</text:p>
              </table:table-cell>
              <table:table-cell office:value-type="float" office:value="74">
                <text:p>74</text:p>
              </table:table-cell>
              <table:table-cell office:value-type="float" office:value="6802">
                <text:p>6802</text:p>
              </table:table-cell>
              <table:table-cell office:value-type="float" office:value="13808.4">
                <text:p>13808.4</text:p>
              </table:table-cell>
              <table:table-cell office:value-type="float" office:value="27025.2">
                <text:p>27025.2</text:p>
              </table:table-cell>
            </table:table-row>
            <table:table-row>
              <table:table-cell office:value-type="float" office:value="27394.6">
                <text:p>27394.6</text:p>
              </table:table-cell>
              <table:table-cell office:value-type="float" office:value="75">
                <text:p>75</text:p>
              </table:table-cell>
              <table:table-cell office:value-type="float" office:value="6824">
                <text:p>6824</text:p>
              </table:table-cell>
              <table:table-cell office:value-type="float" office:value="14023.8">
                <text:p>14023.8</text:p>
              </table:table-cell>
              <table:table-cell office:value-type="float" office:value="27394.6">
                <text:p>27394.6</text:p>
              </table:table-cell>
            </table:table-row>
            <table:table-row>
              <table:table-cell office:value-type="float" office:value="27766">
                <text:p>27766</text:p>
              </table:table-cell>
              <table:table-cell office:value-type="float" office:value="76">
                <text:p>76</text:p>
              </table:table-cell>
              <table:table-cell office:value-type="float" office:value="6914.4">
                <text:p>6914.4</text:p>
              </table:table-cell>
              <table:table-cell office:value-type="float" office:value="14226">
                <text:p>14226</text:p>
              </table:table-cell>
              <table:table-cell office:value-type="float" office:value="27766">
                <text:p>27766</text:p>
              </table:table-cell>
            </table:table-row>
            <table:table-row>
              <table:table-cell office:value-type="float" office:value="28194">
                <text:p>28194</text:p>
              </table:table-cell>
              <table:table-cell office:value-type="float" office:value="77">
                <text:p>77</text:p>
              </table:table-cell>
              <table:table-cell office:value-type="float" office:value="6964.8">
                <text:p>6964.8</text:p>
              </table:table-cell>
              <table:table-cell office:value-type="float" office:value="14378">
                <text:p>14378</text:p>
              </table:table-cell>
              <table:table-cell office:value-type="float" office:value="28194">
                <text:p>28194</text:p>
              </table:table-cell>
            </table:table-row>
            <table:table-row>
              <table:table-cell office:value-type="float" office:value="28792.8">
                <text:p>28792.8</text:p>
              </table:table-cell>
              <table:table-cell office:value-type="float" office:value="78">
                <text:p>78</text:p>
              </table:table-cell>
              <table:table-cell office:value-type="float" office:value="7010.8">
                <text:p>7010.8</text:p>
              </table:table-cell>
              <table:table-cell office:value-type="float" office:value="14539.6">
                <text:p>14539.6</text:p>
              </table:table-cell>
              <table:table-cell office:value-type="float" office:value="28792.8">
                <text:p>28792.8</text:p>
              </table:table-cell>
            </table:table-row>
            <table:table-row>
              <table:table-cell office:value-type="float" office:value="29267">
                <text:p>29267</text:p>
              </table:table-cell>
              <table:table-cell office:value-type="float" office:value="79">
                <text:p>79</text:p>
              </table:table-cell>
              <table:table-cell office:value-type="float" office:value="7096.8">
                <text:p>7096.8</text:p>
              </table:table-cell>
              <table:table-cell office:value-type="float" office:value="14652.4">
                <text:p>14652.4</text:p>
              </table:table-cell>
              <table:table-cell office:value-type="float" office:value="29267">
                <text:p>29267</text:p>
              </table:table-cell>
            </table:table-row>
            <table:table-row>
              <table:table-cell office:value-type="float" office:value="29656.8">
                <text:p>29656.8</text:p>
              </table:table-cell>
              <table:table-cell office:value-type="float" office:value="80">
                <text:p>80</text:p>
              </table:table-cell>
              <table:table-cell office:value-type="float" office:value="7093.6">
                <text:p>7093.6</text:p>
              </table:table-cell>
              <table:table-cell office:value-type="float" office:value="14809.2">
                <text:p>14809.2</text:p>
              </table:table-cell>
              <table:table-cell office:value-type="float" office:value="29656.8">
                <text:p>29656.8</text:p>
              </table:table-cell>
            </table:table-row>
            <table:table-row>
              <table:table-cell office:value-type="float" office:value="30072.4">
                <text:p>30072.4</text:p>
              </table:table-cell>
              <table:table-cell office:value-type="float" office:value="81">
                <text:p>81</text:p>
              </table:table-cell>
              <table:table-cell office:value-type="float" office:value="7218.6">
                <text:p>7218.6</text:p>
              </table:table-cell>
              <table:table-cell office:value-type="float" office:value="14963.6">
                <text:p>14963.6</text:p>
              </table:table-cell>
              <table:table-cell office:value-type="float" office:value="30072.4">
                <text:p>30072.4</text:p>
              </table:table-cell>
            </table:table-row>
            <table:table-row>
              <table:table-cell office:value-type="float" office:value="30685.6">
                <text:p>30685.6</text:p>
              </table:table-cell>
              <table:table-cell office:value-type="float" office:value="82">
                <text:p>82</text:p>
              </table:table-cell>
              <table:table-cell office:value-type="float" office:value="7329.2">
                <text:p>7329.2</text:p>
              </table:table-cell>
              <table:table-cell office:value-type="float" office:value="15176.8">
                <text:p>15176.8</text:p>
              </table:table-cell>
              <table:table-cell office:value-type="float" office:value="30685.6">
                <text:p>30685.6</text:p>
              </table:table-cell>
            </table:table-row>
            <table:table-row>
              <table:table-cell office:value-type="float" office:value="31305.4">
                <text:p>31305.4</text:p>
              </table:table-cell>
              <table:table-cell office:value-type="float" office:value="83">
                <text:p>83</text:p>
              </table:table-cell>
              <table:table-cell office:value-type="float" office:value="7390.6">
                <text:p>7390.6</text:p>
              </table:table-cell>
              <table:table-cell office:value-type="float" office:value="15516.8">
                <text:p>15516.8</text:p>
              </table:table-cell>
              <table:table-cell office:value-type="float" office:value="31305.4">
                <text:p>31305.4</text:p>
              </table:table-cell>
            </table:table-row>
            <table:table-row>
              <table:table-cell office:value-type="float" office:value="31882.4">
                <text:p>31882.4</text:p>
              </table:table-cell>
              <table:table-cell office:value-type="float" office:value="84">
                <text:p>84</text:p>
              </table:table-cell>
              <table:table-cell office:value-type="float" office:value="7412.8">
                <text:p>7412.8</text:p>
              </table:table-cell>
              <table:table-cell office:value-type="float" office:value="15781.2">
                <text:p>15781.2</text:p>
              </table:table-cell>
              <table:table-cell office:value-type="float" office:value="31882.4">
                <text:p>31882.4</text:p>
              </table:table-cell>
            </table:table-row>
            <table:table-row>
              <table:table-cell office:value-type="float" office:value="32361.8">
                <text:p>32361.8</text:p>
              </table:table-cell>
              <table:table-cell office:value-type="float" office:value="85">
                <text:p>85</text:p>
              </table:table-cell>
              <table:table-cell office:value-type="float" office:value="7576.4">
                <text:p>7576.4</text:p>
              </table:table-cell>
              <table:table-cell office:value-type="float" office:value="16063">
                <text:p>16063</text:p>
              </table:table-cell>
              <table:table-cell office:value-type="float" office:value="32361.8">
                <text:p>32361.8</text:p>
              </table:table-cell>
            </table:table-row>
            <table:table-row>
              <table:table-cell office:value-type="float" office:value="33219.2">
                <text:p>33219.2</text:p>
              </table:table-cell>
              <table:table-cell office:value-type="float" office:value="86">
                <text:p>86</text:p>
              </table:table-cell>
              <table:table-cell office:value-type="float" office:value="7616.8">
                <text:p>7616.8</text:p>
              </table:table-cell>
              <table:table-cell office:value-type="float" office:value="16272.8">
                <text:p>16272.8</text:p>
              </table:table-cell>
              <table:table-cell office:value-type="float" office:value="33219.2">
                <text:p>33219.2</text:p>
              </table:table-cell>
            </table:table-row>
            <table:table-row>
              <table:table-cell office:value-type="float" office:value="33828.8">
                <text:p>33828.8</text:p>
              </table:table-cell>
              <table:table-cell office:value-type="float" office:value="87">
                <text:p>87</text:p>
              </table:table-cell>
              <table:table-cell office:value-type="float" office:value="7672.4">
                <text:p>7672.4</text:p>
              </table:table-cell>
              <table:table-cell office:value-type="float" office:value="16466.4">
                <text:p>16466.4</text:p>
              </table:table-cell>
              <table:table-cell office:value-type="float" office:value="33828.8">
                <text:p>33828.8</text:p>
              </table:table-cell>
            </table:table-row>
            <table:table-row>
              <table:table-cell office:value-type="float" office:value="34510.4">
                <text:p>34510.4</text:p>
              </table:table-cell>
              <table:table-cell office:value-type="float" office:value="88">
                <text:p>88</text:p>
              </table:table-cell>
              <table:table-cell office:value-type="float" office:value="7780.4">
                <text:p>7780.4</text:p>
              </table:table-cell>
              <table:table-cell office:value-type="float" office:value="16679.6">
                <text:p>16679.6</text:p>
              </table:table-cell>
              <table:table-cell office:value-type="float" office:value="34510.4">
                <text:p>34510.4</text:p>
              </table:table-cell>
            </table:table-row>
            <table:table-row>
              <table:table-cell office:value-type="float" office:value="34554.8">
                <text:p>34554.8</text:p>
              </table:table-cell>
              <table:table-cell office:value-type="float" office:value="89">
                <text:p>89</text:p>
              </table:table-cell>
              <table:table-cell office:value-type="float" office:value="7846.6">
                <text:p>7846.6</text:p>
              </table:table-cell>
              <table:table-cell office:value-type="float" office:value="16831.4">
                <text:p>16831.4</text:p>
              </table:table-cell>
              <table:table-cell office:value-type="float" office:value="34554.8">
                <text:p>34554.8</text:p>
              </table:table-cell>
            </table:table-row>
            <table:table-row>
              <table:table-cell office:value-type="float" office:value="34910.4">
                <text:p>34910.4</text:p>
              </table:table-cell>
              <table:table-cell office:value-type="float" office:value="90">
                <text:p>90</text:p>
              </table:table-cell>
              <table:table-cell office:value-type="float" office:value="7956.8">
                <text:p>7956.8</text:p>
              </table:table-cell>
              <table:table-cell office:value-type="float" office:value="17007.6">
                <text:p>17007.6</text:p>
              </table:table-cell>
              <table:table-cell office:value-type="float" office:value="34910.4">
                <text:p>34910.4</text:p>
              </table:table-cell>
            </table:table-row>
            <table:table-row>
              <table:table-cell office:value-type="float" office:value="35708.8">
                <text:p>35708.8</text:p>
              </table:table-cell>
              <table:table-cell office:value-type="float" office:value="91">
                <text:p>91</text:p>
              </table:table-cell>
              <table:table-cell office:value-type="float" office:value="8082.8">
                <text:p>8082.8</text:p>
              </table:table-cell>
              <table:table-cell office:value-type="float" office:value="17144.6">
                <text:p>17144.6</text:p>
              </table:table-cell>
              <table:table-cell office:value-type="float" office:value="35708.8">
                <text:p>35708.8</text:p>
              </table:table-cell>
            </table:table-row>
            <table:table-row>
              <table:table-cell office:value-type="float" office:value="36304.4">
                <text:p>36304.4</text:p>
              </table:table-cell>
              <table:table-cell office:value-type="float" office:value="92">
                <text:p>92</text:p>
              </table:table-cell>
              <table:table-cell office:value-type="float" office:value="8281.2">
                <text:p>8281.2</text:p>
              </table:table-cell>
              <table:table-cell office:value-type="float" office:value="17270.8">
                <text:p>17270.8</text:p>
              </table:table-cell>
              <table:table-cell office:value-type="float" office:value="36304.4">
                <text:p>36304.4</text:p>
              </table:table-cell>
            </table:table-row>
            <table:table-row>
              <table:table-cell office:value-type="float" office:value="36829.6">
                <text:p>36829.6</text:p>
              </table:table-cell>
              <table:table-cell office:value-type="float" office:value="93">
                <text:p>93</text:p>
              </table:table-cell>
              <table:table-cell office:value-type="float" office:value="8409.2">
                <text:p>8409.2</text:p>
              </table:table-cell>
              <table:table-cell office:value-type="float" office:value="17455.6">
                <text:p>17455.6</text:p>
              </table:table-cell>
              <table:table-cell office:value-type="float" office:value="36829.6">
                <text:p>36829.6</text:p>
              </table:table-cell>
            </table:table-row>
            <table:table-row>
              <table:table-cell office:value-type="float" office:value="37249.6">
                <text:p>37249.6</text:p>
              </table:table-cell>
              <table:table-cell office:value-type="float" office:value="94">
                <text:p>94</text:p>
              </table:table-cell>
              <table:table-cell office:value-type="float" office:value="8539.2">
                <text:p>8539.2</text:p>
              </table:table-cell>
              <table:table-cell office:value-type="float" office:value="17541.6">
                <text:p>17541.6</text:p>
              </table:table-cell>
              <table:table-cell office:value-type="float" office:value="37249.6">
                <text:p>37249.6</text:p>
              </table:table-cell>
            </table:table-row>
            <table:table-row>
              <table:table-cell office:value-type="float" office:value="37872.4">
                <text:p>37872.4</text:p>
              </table:table-cell>
              <table:table-cell office:value-type="float" office:value="95">
                <text:p>95</text:p>
              </table:table-cell>
              <table:table-cell office:value-type="float" office:value="8611.2">
                <text:p>8611.2</text:p>
              </table:table-cell>
              <table:table-cell office:value-type="float" office:value="17762">
                <text:p>17762</text:p>
              </table:table-cell>
              <table:table-cell office:value-type="float" office:value="37872.4">
                <text:p>37872.4</text:p>
              </table:table-cell>
            </table:table-row>
            <table:table-row>
              <table:table-cell office:value-type="float" office:value="38475.6">
                <text:p>38475.6</text:p>
              </table:table-cell>
              <table:table-cell office:value-type="float" office:value="96">
                <text:p>96</text:p>
              </table:table-cell>
              <table:table-cell office:value-type="float" office:value="8660.8">
                <text:p>8660.8</text:p>
              </table:table-cell>
              <table:table-cell office:value-type="float" office:value="17996.8">
                <text:p>17996.8</text:p>
              </table:table-cell>
              <table:table-cell office:value-type="float" office:value="38475.6">
                <text:p>38475.6</text:p>
              </table:table-cell>
            </table:table-row>
            <table:table-row>
              <table:table-cell office:value-type="float" office:value="39257.2">
                <text:p>39257.2</text:p>
              </table:table-cell>
              <table:table-cell office:value-type="float" office:value="97">
                <text:p>97</text:p>
              </table:table-cell>
              <table:table-cell office:value-type="float" office:value="8719.2">
                <text:p>8719.2</text:p>
              </table:table-cell>
              <table:table-cell office:value-type="float" office:value="18140.2">
                <text:p>18140.2</text:p>
              </table:table-cell>
              <table:table-cell office:value-type="float" office:value="39257.2">
                <text:p>39257.2</text:p>
              </table:table-cell>
            </table:table-row>
            <table:table-row>
              <table:table-cell office:value-type="float" office:value="40320.8">
                <text:p>40320.8</text:p>
              </table:table-cell>
              <table:table-cell office:value-type="float" office:value="98">
                <text:p>98</text:p>
              </table:table-cell>
              <table:table-cell office:value-type="float" office:value="8839.2">
                <text:p>8839.2</text:p>
              </table:table-cell>
              <table:table-cell office:value-type="float" office:value="18249.6">
                <text:p>18249.6</text:p>
              </table:table-cell>
              <table:table-cell office:value-type="float" office:value="40320.8">
                <text:p>40320.8</text:p>
              </table:table-cell>
            </table:table-row>
            <table:table-row>
              <table:table-cell office:value-type="float" office:value="40720.6">
                <text:p>40720.6</text:p>
              </table:table-cell>
              <table:table-cell office:value-type="float" office:value="99">
                <text:p>99</text:p>
              </table:table-cell>
              <table:table-cell office:value-type="float" office:value="8976.2">
                <text:p>8976.2</text:p>
              </table:table-cell>
              <table:table-cell office:value-type="float" office:value="18456.2">
                <text:p>18456.2</text:p>
              </table:table-cell>
              <table:table-cell office:value-type="float" office:value="40720.6">
                <text:p>4072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